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Export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31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1.482cm"/>
    </style:style>
    <style:style style:name="co4" style:family="table-column">
      <style:table-column-properties fo:break-before="auto" style:column-width="1.842cm"/>
    </style:style>
    <style:style style:name="co5" style:family="table-column">
      <style:table-column-properties fo:break-before="auto" style:column-width="1.228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3.217cm"/>
    </style:style>
    <style:style style:name="co8" style:family="table-column">
      <style:table-column-properties fo:break-before="auto" style:column-width="3.493cm"/>
    </style:style>
    <style:style style:name="co9" style:family="table-column">
      <style:table-column-properties fo:break-before="auto" style:column-width="2.963cm"/>
    </style:style>
    <style:style style:name="co10" style:family="table-column">
      <style:table-column-properties fo:break-before="auto" style:column-width="1.863cm"/>
    </style:style>
    <style:style style:name="co11" style:family="table-column">
      <style:table-column-properties fo:break-before="auto" style:column-width="5.0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belfast-ea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828">
            <text:p>40828</text:p>
          </table:table-cell>
          <table:table-cell table:number-columns-repeated="3"/>
          <table:table-cell office:value-type="float" office:value="64788">
            <text:p>64788</text:p>
          </table:table-cell>
          <table:table-cell office:value-type="float" office:value="5">
            <text:p>5</text:p>
          </table:table-cell>
          <table:table-cell office:value-type="string">
            <text:p>Belfast East</text:p>
          </table:table-cell>
          <table:table-cell office:value-type="float" office:value="74065">
            <text:p>7406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nor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2119">
            <text:p>42119</text:p>
          </table:table-cell>
          <table:table-cell table:number-columns-repeated="3"/>
          <table:table-cell office:value-type="float" office:value="68187">
            <text:p>68187</text:p>
          </table:table-cell>
          <table:table-cell office:value-type="float" office:value="5">
            <text:p>5</text:p>
          </table:table-cell>
          <table:table-cell office:value-type="string">
            <text:p>Belfast North</text:p>
          </table:table-cell>
          <table:table-cell office:value-type="float" office:value="78914">
            <text:p>7891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sou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3465">
            <text:p>43465</text:p>
          </table:table-cell>
          <table:table-cell table:number-columns-repeated="3"/>
          <table:table-cell office:value-type="float" office:value="67953">
            <text:p>67953</text:p>
          </table:table-cell>
          <table:table-cell office:value-type="float" office:value="5">
            <text:p>5</text:p>
          </table:table-cell>
          <table:table-cell office:value-type="string">
            <text:p>Belfast South</text:p>
          </table:table-cell>
          <table:table-cell office:value-type="float" office:value="91756">
            <text:p>9175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we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0430">
            <text:p>40430</text:p>
          </table:table-cell>
          <table:table-cell table:number-columns-repeated="3"/>
          <table:table-cell office:value-type="float" office:value="61309">
            <text:p>61309</text:p>
          </table:table-cell>
          <table:table-cell office:value-type="float" office:value="5">
            <text:p>5</text:p>
          </table:table-cell>
          <table:table-cell office:value-type="string">
            <text:p>Belfast West</text:p>
          </table:table-cell>
          <table:table-cell office:value-type="float" office:value="69817">
            <text:p>6981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7836">
            <text:p>37836</text:p>
          </table:table-cell>
          <table:table-cell table:number-columns-repeated="3"/>
          <table:table-cell office:value-type="float" office:value="62933">
            <text:p>62933</text:p>
          </table:table-cell>
          <table:table-cell office:value-type="float" office:value="5">
            <text:p>5</text:p>
          </table:table-cell>
          <table:table-cell office:value-type="string">
            <text:p>East Antrim</text:p>
          </table:table-cell>
          <table:table-cell office:value-type="float" office:value="70652">
            <text:p>7065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londonderr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2248">
            <text:p>42248</text:p>
          </table:table-cell>
          <table:table-cell table:number-columns-repeated="3"/>
          <table:table-cell office:value-type="float" office:value="67392">
            <text:p>67392</text:p>
          </table:table-cell>
          <table:table-cell office:value-type="float" office:value="5">
            <text:p>5</text:p>
          </table:table-cell>
          <table:table-cell office:value-type="string">
            <text:p>East Londonderry</text:p>
          </table:table-cell>
          <table:table-cell office:value-type="float" office:value="77437">
            <text:p>7743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rmanagh-south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1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3075">
            <text:p>53075</text:p>
          </table:table-cell>
          <table:table-cell table:number-columns-repeated="3"/>
          <table:table-cell office:value-type="float" office:value="73100">
            <text:p>73100</text:p>
          </table:table-cell>
          <table:table-cell office:value-type="float" office:value="5">
            <text:p>5</text:p>
          </table:table-cell>
          <table:table-cell office:value-type="string">
            <text:p>Fermanagh and South Tyrone</text:p>
          </table:table-cell>
          <table:table-cell office:value-type="float" office:value="79405">
            <text:p>7940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y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5317">
            <text:p>45317</text:p>
          </table:table-cell>
          <table:table-cell table:number-columns-repeated="3"/>
          <table:table-cell office:value-type="float" office:value="69718">
            <text:p>69718</text:p>
          </table:table-cell>
          <table:table-cell office:value-type="float" office:value="5">
            <text:p>5</text:p>
          </table:table-cell>
          <table:table-cell office:value-type="string">
            <text:p>Foyle</text:p>
          </table:table-cell>
          <table:table-cell office:value-type="float" office:value="76503">
            <text:p>7650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gan-valle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number-columns-repeated="4"/>
          <table:table-cell office:value-type="float" office:value="72621">
            <text:p>72621</text:p>
          </table:table-cell>
          <table:table-cell office:value-type="float" office:value="5">
            <text:p>5</text:p>
          </table:table-cell>
          <table:table-cell office:value-type="string">
            <text:p>Lagan Valley</text:p>
          </table:table-cell>
          <table:table-cell office:value-type="float" office:value="80833">
            <text:p>8083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d-uls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0228">
            <text:p>50228</text:p>
          </table:table-cell>
          <table:table-cell table:number-columns-repeated="3"/>
          <table:table-cell office:value-type="float" office:value="69396">
            <text:p>69396</text:p>
          </table:table-cell>
          <table:table-cell office:value-type="float" office:value="5">
            <text:p>5</text:p>
          </table:table-cell>
          <table:table-cell office:value-type="string">
            <text:p>Mid Ulster</text:p>
          </table:table-cell>
          <table:table-cell office:value-type="float" office:value="75342">
            <text:p>7534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ry-armag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140">
            <text:p>80140</text:p>
          </table:table-cell>
          <table:table-cell table:number-columns-repeated="3"/>
          <table:table-cell office:value-type="float" office:value="80140">
            <text:p>80140</text:p>
          </table:table-cell>
          <table:table-cell office:value-type="float" office:value="5">
            <text:p>5</text:p>
          </table:table-cell>
          <table:table-cell office:value-type="string">
            <text:p>Newry and Armagh</text:p>
          </table:table-cell>
          <table:table-cell office:value-type="float" office:value="85884">
            <text:p>8588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8518">
            <text:p>48518</text:p>
          </table:table-cell>
          <table:table-cell table:number-columns-repeated="3"/>
          <table:table-cell office:value-type="float" office:value="76739">
            <text:p>76739</text:p>
          </table:table-cell>
          <table:table-cell office:value-type="float" office:value="5">
            <text:p>5</text:p>
          </table:table-cell>
          <table:table-cell office:value-type="string">
            <text:p>North Antrim</text:p>
          </table:table-cell>
          <table:table-cell office:value-type="float" office:value="85122">
            <text:p>8512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174">
            <text:p>38174</text:p>
          </table:table-cell>
          <table:table-cell table:number-columns-repeated="2"/>
          <table:table-cell office:value-type="float" office:value="6350">
            <text:p>6350</text:p>
          </table:table-cell>
          <table:table-cell office:value-type="float" office:value="64461">
            <text:p>64461</text:p>
          </table:table-cell>
          <table:table-cell office:value-type="float" office:value="5">
            <text:p>5</text:p>
          </table:table-cell>
          <table:table-cell office:value-type="string">
            <text:p>North Down</text:p>
          </table:table-cell>
          <table:table-cell office:value-type="float" office:value="71239">
            <text:p>7123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2726">
            <text:p>42726</text:p>
          </table:table-cell>
          <table:table-cell table:number-columns-repeated="3"/>
          <table:table-cell office:value-type="float" office:value="68475">
            <text:p>68475</text:p>
          </table:table-cell>
          <table:table-cell office:value-type="float" office:value="5">
            <text:p>5</text:p>
          </table:table-cell>
          <table:table-cell office:value-type="string">
            <text:p>South Antrim</text:p>
          </table:table-cell>
          <table:table-cell office:value-type="float" office:value="76066">
            <text:p>7606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table:number-columns-repeated="4"/>
          <table:table-cell office:value-type="float" office:value="75415">
            <text:p>75415</text:p>
          </table:table-cell>
          <table:table-cell office:value-type="float" office:value="5">
            <text:p>5</text:p>
          </table:table-cell>
          <table:table-cell office:value-type="string">
            <text:p>South Down</text:p>
          </table:table-cell>
          <table:table-cell office:value-type="float" office:value="82463">
            <text:p>8246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ngfo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9239">
            <text:p>39239</text:p>
          </table:table-cell>
          <table:table-cell table:number-columns-repeated="3"/>
          <table:table-cell office:value-type="float" office:value="64393">
            <text:p>64393</text:p>
          </table:table-cell>
          <table:table-cell office:value-type="float" office:value="5">
            <text:p>5</text:p>
          </table:table-cell>
          <table:table-cell office:value-type="string">
            <text:p>Strangford</text:p>
          </table:table-cell>
          <table:table-cell office:value-type="float" office:value="70598">
            <text:p>70598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per-ban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3431">
            <text:p>83431</text:p>
          </table:table-cell>
          <table:table-cell table:number-columns-repeated="3"/>
          <table:table-cell office:value-type="float" office:value="83431">
            <text:p>83431</text:p>
          </table:table-cell>
          <table:table-cell office:value-type="float" office:value="5">
            <text:p>5</text:p>
          </table:table-cell>
          <table:table-cell office:value-type="string">
            <text:p>Upper Bann</text:p>
          </table:table-cell>
          <table:table-cell office:value-type="float" office:value="92012">
            <text:p>9201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st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4907">
            <text:p>44907</text:p>
          </table:table-cell>
          <table:table-cell table:number-columns-repeated="3"/>
          <table:table-cell office:value-type="float" office:value="64258">
            <text:p>64258</text:p>
          </table:table-cell>
          <table:table-cell office:value-type="float" office:value="5">
            <text:p>5</text:p>
          </table:table-cell>
          <table:table-cell office:value-type="string">
            <text:p>West Tyrone</text:p>
          </table:table-cell>
          <table:table-cell office:value-type="float" office:value="69229">
            <text:p>6922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1:5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Bob Harper</meta:initial-creator>
    <dc:creator>Bob Harper</dc:creator>
    <meta:creation-date>2016-05-04T16:14:36Z</meta:creation-date>
    <dc:date>2017-03-03T11:53:12.11</dc:date>
    <meta:editing-cycles>84</meta:editing-cycles>
    <meta:editing-duration>PT2H38M54S</meta:editing-duration>
    <meta:document-statistic meta:table-count="18" meta:cell-count="269" meta:object-count="0"/>
  </office:meta>
</office:document-meta>
</file>

<file path=Basic/Standard/Exports.xml><?xml version="1.0" encoding="utf-8"?>
<!DOCTYPE module  PUBLIC '-//OpenOffice.org//DTD OfficeDocument 1.0//EN'  'module.dtd'>
<script:module xmlns:script="http://openoffice.org/2000/script" script:name="Exports" script:language="StarBasic">REM  *****  BASIC  *****

'---------------------------------------------------------
' READ THIS IS MANDATORY :-) 
'
' This Open Office macro will 
' - read all the .xls files located in the cFolder defined some line below
' - export each sheet of each file as a separate .csv file, named : filename_sheetname.csv
'
' you need to adapt this file to your needs (directory cFolder, cFieldTypes and maybe other...)
'
' you can adapt it easyly to other imput/ouput formats.
'
'---------------------------------------------------------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